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font-size="14pt" officeooo:rsid="00083083" officeooo:paragraph-rsid="00083083" style:font-size-asian="12.25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fo:font-size="14pt" officeooo:rsid="00083083" officeooo:paragraph-rsid="00083083" style:font-size-asian="12.25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fo:font-size="14pt" officeooo:rsid="0008ebe3" officeooo:paragraph-rsid="0008ebe3" style:font-size-asian="12.25pt" style:font-size-complex="14pt"/>
    </style:style>
    <style:style style:name="P4" style:family="paragraph" style:parent-style-name="Frame_20_contents">
      <style:text-properties fo:font-size="10pt" officeooo:rsid="00086347" officeooo:paragraph-rsid="00086347" style:font-size-asian="8.75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officeooo:rsid="000ad37b" officeooo:paragraph-rsid="000ad37b"/>
    </style:style>
    <style:style style:name="P6" style:family="paragraph" style:parent-style-name="Frame_20_contents">
      <style:text-properties officeooo:rsid="000cbc31" officeooo:paragraph-rsid="000cbc31"/>
    </style:style>
    <style:style style:name="P7" style:family="paragraph" style:parent-style-name="Frame_20_contents">
      <style:paragraph-properties fo:text-align="center" style:justify-single-word="false"/>
      <style:text-properties officeooo:rsid="000cbc31" officeooo:paragraph-rsid="000cbc31"/>
    </style:style>
    <style:style style:name="P8" style:family="paragraph" style:parent-style-name="Frame_20_contents">
      <style:paragraph-properties fo:text-align="center" style:justify-single-word="false"/>
      <style:text-properties officeooo:rsid="000e572c" officeooo:paragraph-rsid="000e572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T1" style:family="text">
      <style:text-properties officeooo:rsid="00086347"/>
    </style:style>
    <style:style style:name="T2" style:family="text">
      <style:text-properties officeooo:rsid="000e572c"/>
    </style:style>
    <style:style style:name="gr1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6382in" fo:min-width="0.1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02in" fo:min-width="0.1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835in" fo:min-width="0.1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661in" fo:min-width="0.1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0.4807in" fo:min-width="0.6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textarea-horizontal-align="justify" draw:textarea-vertical-align="middle" draw:auto-grow-height="false" fo:min-height="0.4118in" fo:min-width="0.6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0.4484in" fo:min-width="0.6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textarea-horizontal-align="justify" draw:textarea-vertical-align="middle" draw:auto-grow-height="false" fo:min-height="0.9374in" fo:min-width="3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362in" fo:min-width="0.6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563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362in" fo:min-width="0.9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draw:textarea-horizontal-align="justify" draw:textarea-vertical-align="middle" draw:auto-grow-height="false" fo:min-height="0.3854in" fo:min-width="2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draw:textarea-horizontal-align="justify" draw:textarea-vertical-align="middle" draw:auto-grow-height="false" fo:min-height="0.4165in" fo:min-width="2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draw:textarea-horizontal-align="justify" draw:textarea-vertical-align="middle" draw:auto-grow-height="false" fo:min-height="0.6043in" fo:min-width="2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 style:parent-style-name="Frame">
      <style:graphic-properties draw:textarea-horizontal-align="justify" draw:textarea-vertical-align="middle" draw:auto-grow-height="false" fo:min-height="0.4909in" fo:min-width="1.3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8217in" fo:min-width="0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 style:parent-style-name="Frame">
      <style:graphic-properties draw:textarea-horizontal-align="justify" draw:textarea-vertical-align="middle" draw:auto-grow-height="false" fo:min-height="0.5728in" fo:min-width="2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8752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parent-style-name="Frame">
      <style:graphic-properties draw:textarea-horizontal-align="justify" draw:textarea-vertical-align="middle" draw:auto-grow-height="false" fo:min-height="0.9799in" fo:min-width="1.4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2" svg:width="2.3961in" svg:height="0.9795in" svg:x="1.2646in" svg:y="0.1717in"><text:p text:style-name="P1">Raw RGB data</text:p><text:p text:style-name="P1">from camera in front of vehicle</text:p>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</draw:custom-shape><draw:custom-shape text:anchor-type="paragraph" draw:z-index="1" draw:name="Shape2" draw:style-name="gr21" svg:width="0.2504in" svg:height="1.0004in" svg:x="2.3165in" svg:y="1.21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3" draw:style-name="gr20" svg:width="2.2713in" svg:height="0.5732in" svg:x="1.3374in" svg:y="2.2654in"><text:p text:style-name="P2">Flatten <text:span text:style-name="T1">and normaliz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4" draw:style-name="gr19" svg:width="0.2713in" svg:height="0.9386in" svg:x="2.3374in" svg:y="2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5" draw:style-name="gr18" draw:text-style-name="P11" svg:width="2.2717in" svg:height="0.4906in" svg:x="1.2646in" svg:y="3.911in"><text:p text:style-name="P4">Flattened and normalized RGB data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name="Shape7" draw:style-name="gr17" draw:text-style-name="P11" svg:width="2.1362in" svg:height="0.6043in" svg:x="4.7744in" svg:y="3.8366in"><text:p text:style-name="P3">Base model: Xcep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9" draw:style-name="gr16" svg:width="2.4276in" svg:height="0.4169in" svg:x="4.7319in" svg:y="5.2134in"><text:p text:style-name="P5">GlobalAveragePolling2D(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11" draw:style-name="gr15" svg:width="2.4276in" svg:height="0.3858in" svg:x="1.2543in" svg:y="5.2547in"><text:p text:style-name="P5">Flatte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6" draw:style-name="gr14" svg:width="1.0831in" svg:height="0.2713in" svg:x="3.5362in" svg:y="4.08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8" draw:style-name="gr13" svg:width="0.2504in" svg:height="0.6358in" svg:x="5.8165in" svg:y="4.5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0" draw:style-name="gr12" svg:width="0.7606in" svg:height="0.2713in" svg:x="3.8272in" svg:y="5.317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12" draw:style-name="gr11" svg:width="3.813in" svg:height="0.9378in" svg:x="1.3063in" svg:y="6.6091in"><text:p text:style-name="P7">Dense Linear Activation Layer<text:span text:style-name="T2">s:</text:span></text:p><text:p text:style-name="P8">three neros: three action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Shape13" draw:style-name="gr10" svg:width="1.3024in" svg:height="0.8961in" svg:x="0.7126in" svg:y="8.5047in"><text:p text:style-name="P6">action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3" draw:name="Shape14" draw:style-name="gr9" svg:width="1.2189in" svg:height="0.8232in" svg:x="2.6398in" svg:y="8.5984in"><text:p text:style-name="P6">action2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Shape15" draw:style-name="gr8" draw:text-style-name="P11" svg:width="1.2413in" svg:height="0.9598in" svg:x="4.4728in" svg:y="8.4319in"><text:p text:style-name="P6">action3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5" draw:name="Shape16" draw:style-name="gr7" svg:width="0.3024in" svg:height="0.7606in" svg:x="3.0772in" svg:y="7.71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7" draw:style-name="gr6" svg:width="0.3024in" svg:height="0.6669in" svg:x="4.9in" svg:y="7.69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8" draw:style-name="gr5" svg:width="0.2815in" svg:height="0.6878in" svg:x="1.2228in" svg:y="7.7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9" draw:style-name="gr4" svg:width="0.2815in" svg:height="0.7295in" svg:x="2.4311in" svg:y="5.80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19" draw:name="Shape20" draw:style-name="gr2" draw:text-style-name="P10" svg:x1="0.9311in" svg:y1="3.6256in" svg:x2="0.5874in" svg:y2="3.6358in"><text:p/></draw:line><draw:line text:anchor-type="paragraph" draw:z-index="20" draw:name="Shape21" draw:style-name="gr2" draw:text-style-name="P10" svg:x1="0.5874in" svg:y1="3.6362in" svg:x2="0.6291in" svg:y2="7.4382in"><text:p/></draw:line><draw:line text:anchor-type="paragraph" draw:z-index="21" draw:name="Shape22" draw:style-name="gr2" draw:text-style-name="P10" svg:x1="0.6291in" svg:y1="7.4382in" svg:x2="0.9937in" svg:y2="7.428in"><text:p/></draw:line><draw:frame text:anchor-type="paragraph" draw:z-index="22" draw:name="Shape23" draw:style-name="gr3" draw:text-style-name="P9" svg:width="0.6776in" svg:height="0.7921in" svg:x="-0.2146in" svg:y="5.1047in"><draw:text-box><text:p>CNN</text:p><text:p>Deep Network</text:p></draw:text-box></draw:frame><draw:line text:anchor-type="paragraph" draw:z-index="23" draw:name="Shape25" draw:style-name="gr2" draw:text-style-name="P10" svg:x1="5.9728in" svg:y1="6.5008in" svg:x2="5.9728in" svg:y2="7.3551in"><text:p/></draw:line><draw:line text:anchor-type="paragraph" draw:z-index="24" draw:name="Shape26" draw:style-name="gr2" draw:text-style-name="P10" svg:x1="5.6709in" svg:y1="7.365in" svg:x2="5.9728in" svg:y2="7.3547in"><text:p/></draw:line><draw:line text:anchor-type="paragraph" draw:z-index="25" draw:name="Shape24" draw:style-name="gr2" draw:text-style-name="P10" svg:x1="5.6189in" svg:y1="6.5217in" svg:x2="5.9732in" svg:y2="6.5008in"><text:p/></draw:line><draw:frame text:anchor-type="paragraph" draw:z-index="26" draw:name="Shape27" draw:style-name="gr1" draw:text-style-name="P9" svg:width="1.4169in" svg:height="1.1512in" svg:x="6.1917in" svg:y="6.5217in"><draw:text-box><text:p>Output layer: output one of the three actions based on the the Q values calculated in currentstat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9:40:15.893934059</meta:creation-date>
    <dc:date>2021-03-16T21:02:46.392326289</dc:date>
    <meta:editing-duration>PT49S</meta:editing-duration>
    <meta:editing-cycles>1</meta:editing-cycles>
    <meta:document-statistic meta:table-count="0" meta:image-count="0" meta:object-count="0" meta:page-count="1" meta:paragraph-count="12" meta:word-count="33" meta:character-count="226" meta:non-whitespace-character-count="205"/>
    <meta:generator>LibreOffice/6.4.6.2$Linux_X86_64 LibreOffice_project/40$Build-2</meta:generator>
  </office:meta>
</office:document-meta>
</file>